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PointcutAdvisor.DefaultPointcutAdvisor( Pointcut pointcut , Advice ad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PointcutAdvisor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ointcutAdvisor.getPointcu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ointcutAdvisor.DefaultPointcutAdvis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DefaultPointcutAdvisor.DefaultPointcutAdvisor( Advice ad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PointcutAdvisor.setPointcut( @ Nullable Pointcut pointcu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